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d00" officeooo:paragraph-rsid="001bfd00"/>
    </style:style>
    <style:style style:name="P2" style:family="paragraph" style:parent-style-name="Standard">
      <style:text-properties officeooo:paragraph-rsid="001ceada"/>
    </style:style>
    <style:style style:name="P3" style:family="paragraph" style:parent-style-name="Standard">
      <style:text-properties officeooo:rsid="001f9028" officeooo:paragraph-rsid="00227acd"/>
    </style:style>
    <style:style style:name="P4" style:family="paragraph" style:parent-style-name="Standard">
      <style:text-properties officeooo:rsid="00227acd" officeooo:paragraph-rsid="00227acd"/>
    </style:style>
    <style:style style:name="P5" style:family="paragraph" style:parent-style-name="Standard">
      <style:text-properties officeooo:rsid="0023a1e3" officeooo:paragraph-rsid="0023a1e3"/>
    </style:style>
    <style:style style:name="P6" style:family="paragraph" style:parent-style-name="Standard">
      <style:text-properties officeooo:rsid="0026db09" officeooo:paragraph-rsid="0026db09"/>
    </style:style>
    <style:style style:name="P7" style:family="paragraph" style:parent-style-name="Standard">
      <style:text-properties officeooo:rsid="0029a559" officeooo:paragraph-rsid="0029a559"/>
    </style:style>
    <style:style style:name="P8" style:family="paragraph" style:parent-style-name="Standard">
      <style:text-properties officeooo:paragraph-rsid="0029a559"/>
    </style:style>
    <style:style style:name="P9" style:family="paragraph" style:parent-style-name="Standard">
      <style:text-properties officeooo:rsid="001bfd00" officeooo:paragraph-rsid="001bfd00"/>
    </style:style>
    <style:style style:name="P10" style:family="paragraph" style:parent-style-name="Standard">
      <style:text-properties officeooo:rsid="0029e5b4" officeooo:paragraph-rsid="0029e5b4"/>
    </style:style>
    <style:style style:name="T1" style:family="text">
      <style:text-properties officeooo:rsid="00214f40"/>
    </style:style>
    <style:style style:name="T2" style:family="text">
      <style:text-properties officeooo:rsid="00227acd"/>
    </style:style>
    <style:style style:name="T3" style:family="text">
      <style:text-properties officeooo:rsid="0029a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List of Useful Links&gt;</text:p>
      <text:p text:style-name="P1"/>
      <text:p text:style-name="P2"><text:span text:style-name="T1">1. </text:span><text:bookmark text:name="line1"/>SSD: Solid State Device Technology </text:p>
      <text:p text:style-name="P1"><text:a xlink:type="simple" xlink:href="http://www.qdpma.com/storage/ssd.html" text:style-name="Internet_20_link" text:visited-style-name="Visited_20_Internet_20_Link">http://www.qdpma.com/storage/ssd.html</text:a> <text:s/></text:p>
      <text:p text:style-name="P1"/>
      <text:p text:style-name="P3"><text:span text:style-name="T1">1</text:span>. <text:span text:style-name="T2">Design Tradeoffs for SSD Performance</text:span></text:p>
      <text:p text:style-name="P4"><text:a xlink:type="simple" xlink:href="https://www.usenix.org/legacy/event/usenix08/tech/full_papers/agrawal/agrawal_html/" text:style-name="Internet_20_link" text:visited-style-name="Visited_20_Internet_20_Link">https://www.usenix.org/legacy/event/usenix08/tech/full_papers/agrawal/agrawal_html/</text:a> </text:p>
      <text:p text:style-name="P4"/>
      <text:p text:style-name="P5">1. Storage for DBA</text:p>
      <text:p text:style-name="P5"><text:a xlink:type="simple" xlink:href="https://flashdba.com/storage-for-dbas/" text:style-name="Internet_20_link" text:visited-style-name="Visited_20_Internet_20_Link">https://flashdba.com/storage-for-dbas/</text:a> </text:p>
      <text:p text:style-name="P5"/>
      <text:p text:style-name="P6">1.Understanding Flash: the flash translation layer(FTL)</text:p>
      <text:p text:style-name="P6"><text:a xlink:type="simple" xlink:href="https://flashdba.com/2014/09/17/understanding-flash-the-flash-translation-layer/" text:style-name="Internet_20_link" text:visited-style-name="Visited_20_Internet_20_Link">https://flashdba.com/2014/09/17/understanding-flash-the-flash-translation-layer/</text:a> </text:p>
      <text:p text:style-name="P5"/>
      <text:p text:style-name="P8"><text:span text:style-name="T3">1. </text:span>Specs for first Intel 3D XPoint SSD: so-so transfer speed, awesome random I/O</text:p>
      <text:p text:style-name="P7"><text:a xlink:type="simple" xlink:href="https://arstechnica.com/information-technology/2017/02/specs-for-first-intel-3d-xpoint-ssd-so-so-transfer-speed-awesome-random-io/" text:style-name="Internet_20_link" text:visited-style-name="Visited_20_Internet_20_Link">https://arstechnica.com/information-technology/2017/02/specs-for-first-intel-3d-xpoint-ssd-so-so-transfer-speed-awesome-random-io/</text:a> </text:p>
      <text:p text:style-name="P1"/>
      <text:p text:style-name="P10">1. 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8:48:37.038079940</meta:creation-date>
    <dc:date>2018-07-10T02:18:57.449192749</dc:date>
    <meta:editing-duration>PT2M4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46" meta:character-count="629" meta:non-whitespace-character-count="587"/>
  </office:meta>
</office:document-meta>
</file>